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ot" svg:stroke-color="#666666" draw:fill-color="#cccccc" draw:opacity="100%" draw:textarea-horizontal-align="justify" draw:textarea-vertical-align="middle" draw:auto-grow-height="false" fo:min-height="3.262cm" fo:min-width="7cm"/>
    </style:style>
    <style:style style:name="gr2" style:family="graphic" style:parent-style-name="standard">
      <style:graphic-properties draw:stroke="solid" draw:stroke-dash="Dot" svg:stroke-width="0.106cm" svg:stroke-color="#ff0000" draw:marker-start-width="0.358cm" draw:marker-end-width="0.358cm" draw:fill-color="#666666" draw:opacity="100%" draw:textarea-horizontal-align="justify" draw:textarea-vertical-align="middle" draw:auto-grow-height="false" fo:min-height="3.158cm" fo:min-width="6.896cm" fo:padding-top="0.177cm" fo:padding-bottom="0.177cm" fo:padding-left="0.302cm" fo:padding-right="0.302cm"/>
    </style:style>
    <style:style style:name="gr3" style:family="graphic" style:parent-style-name="standard">
      <style:graphic-properties draw:stroke="solid" draw:stroke-dash="Dot" svg:stroke-color="#666666" draw:fill-color="#cccccc" draw:opacity="100%" draw:textarea-horizontal-align="justify" draw:textarea-vertical-align="middle" draw:auto-grow-height="false" fo:min-height="3.262cm" fo:min-width="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82cm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486cm" fo:min-width="0.7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P1" style:family="paragraph">
      <loext:graphic-properties draw:fill-color="#cccccc" draw:opacity="100%"/>
      <style:paragraph-properties fo:text-align="center"/>
    </style:style>
    <style:style style:name="P2" style:family="paragraph">
      <loext:graphic-properties draw:fill-color="#666666" draw:opacity="100%"/>
      <style:paragraph-properties fo:text-align="center"/>
    </style:style>
    <style:style style:name="P3" style:family="paragraph">
      <loext:graphic-properties draw:fill-color="#cccccc" draw:opacity="100%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style:paragraph-properties fo:text-align="center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.5cm" svg:height="3.512cm" draw:transform="skewX (0.675267887596606) translate (3.913cm 8.4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7.5cm" svg:height="3.512cm" draw:transform="skewX (0.675267887596606) translate (3.913cm 8.2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7.5cm" svg:height="3.512cm" draw:transform="skewX (0.675267887596606) translate (3.913cm 8.0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7.5cm" svg:height="3.512cm" draw:transform="skewX (0.675267887596606) translate (3.913cm 7.8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7.5cm" svg:height="3.512cm" draw:transform="skewX (0.675267887596606) translate (3.913cm 7.6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7.5cm" svg:height="3.512cm" draw:transform="skewX (0.675267887596606) translate (3.913cm 7.4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7.5cm" svg:height="3.512cm" draw:transform="skewX (0.675267887596606) translate (3.913cm 7.2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7.5cm" svg:height="3.512cm" draw:transform="skewX (0.675267887596606) translate (3.913cm 7.0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7.5cm" svg:height="3.512cm" draw:transform="skewX (0.675267887596606) translate (3.913cm 6.8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7.5cm" svg:height="3.512cm" draw:transform="skewX (0.675267887596606) translate (3.913cm 6.6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7.5cm" svg:height="3.512cm" draw:transform="skewX (0.675267887596606) translate (3.913cm 6.4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7.5cm" svg:height="3.512cm" draw:transform="skewX (0.675267887596606) translate (3.913cm 6.2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7.5cm" svg:height="3.512cm" draw:transform="skewX (0.675267887596606) translate (3.913cm 6.0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7.5cm" svg:height="3.512cm" draw:transform="skewX (0.675267887596606) translate (3.913cm 5.8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7.5cm" svg:height="3.512cm" draw:transform="skewX (0.675267887596606) translate (3.913cm 5.6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7.5cm" svg:height="3.512cm" draw:transform="skewX (0.675267887596606) translate (3.913cm 5.4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7.5cm" svg:height="3.512cm" draw:transform="skewX (0.675267887596606) translate (3.913cm 5.2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7.5cm" svg:height="3.512cm" draw:transform="skewX (0.675267887596606) translate (3.913cm 5.0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7.5cm" svg:height="3.512cm" draw:transform="skewX (0.675267887596606) translate (3.013cm 4.8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7.5cm" svg:height="3.512cm" draw:transform="skewX (0.675267887596606) translate (3.913cm 4.6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7.5cm" svg:height="3.512cm" draw:transform="skewX (0.675267887596606) translate (3.913cm 4.4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7.5cm" svg:height="3.512cm" draw:transform="skewX (0.675267887596606) translate (3.913cm 4.2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7.5cm" svg:height="3.512cm" draw:transform="skewX (0.675267887596606) translate (3.913cm 4.0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7.5cm" svg:height="3.512cm" draw:transform="skewX (0.675267887596606) translate (3.913cm 3.8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7.5cm" svg:height="3.512cm" draw:transform="skewX (0.675267887596606) translate (3.913cm 3.6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7.5cm" svg:height="3.512cm" draw:transform="skewX (0.675267887596606) translate (3.913cm 3.4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7.5cm" svg:height="3.512cm" draw:transform="skewX (0.675267887596606) translate (3.913cm 3.2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7.5cm" svg:height="3.512cm" draw:transform="skewX (0.675267887596606) translate (3.913cm 3.0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7.5cm" svg:height="3.512cm" draw:transform="skewX (0.675267887596606) translate (3.913cm 2.8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7.5cm" svg:height="3.512cm" draw:transform="skewX (0.675267887596606) translate (3.913cm 2.6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7.5cm" svg:height="3.512cm" draw:transform="skewX (0.675267887596606) translate (3.913cm 2.4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7.5cm" svg:height="3.512cm" draw:transform="skewX (0.675267887596606) translate (3.913cm 2.2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7.5cm" svg:height="3.512cm" draw:transform="skewX (0.675267887596606) translate (3.913cm 2.0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7.5cm" svg:height="3.512cm" draw:transform="skewX (0.675267887596606) translate (3.913cm 1.8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7.5cm" svg:height="3.512cm" draw:transform="skewX (0.675267887596606) translate (3.913cm 1.6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7.5cm" svg:height="3.512cm" draw:transform="skewX (0.675267887596606) translate (3.913cm 1.4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7.5cm" svg:height="3.512cm" draw:transform="skewX (0.675267887596606) translate (3.913cm 1.2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7.5cm" svg:height="3.512cm" draw:transform="skewX (0.675267887596606) translate (3.913cm 1.0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7.5cm" svg:height="3.512cm" draw:transform="skewX (0.675267887596606) translate (3.913cm 0.8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7.5cm" svg:height="3.512cm" draw:transform="skewX (0.675267887596606) translate (3.913cm 0.6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4" draw:layer="layout" svg:width="5.582cm" svg:height="1.673cm" svg:x="3.555cm" svg:y="1.343cm">
            <draw:text-box>
              <text:p><text:span text:style-name="T1">4i image</text:span></text:p>
            </draw:text-box>
          </draw:frame>
          <draw:line draw:style-name="gr5" draw:text-style-name="P5" draw:layer="layout" svg:x1="13.029cm" svg:y1="0.641cm" svg:x2="13.029cm" svg:y2="8.466cm">
            <text:p/>
          </draw:line>
          <draw:line draw:style-name="gr5" draw:text-style-name="P5" draw:layer="layout" svg:x1="12.775cm" svg:y1="8.466cm" svg:x2="13.07cm" svg:y2="8.466cm">
            <text:p/>
          </draw:line>
          <draw:line draw:style-name="gr5" draw:text-style-name="P5" draw:layer="layout" svg:x1="12.776cm" svg:y1="4.566cm" svg:x2="13.071cm" svg:y2="4.566cm">
            <text:p/>
          </draw:line>
          <draw:line draw:style-name="gr5" draw:text-style-name="P5" draw:layer="layout" svg:x1="12.777cm" svg:y1="0.666cm" svg:x2="13.072cm" svg:y2="0.666cm">
            <text:p/>
          </draw:line>
          <draw:frame draw:style-name="gr6" draw:text-style-name="P7" draw:layer="layout" svg:width="1.205cm" svg:height="8.736cm" svg:x="11.707cm" svg:y="0.2cm">
            <draw:text-box>
              <text:p text:style-name="P6"><text:span text:style-name="T2">40</text:span></text:p>
              <text:p text:style-name="P6"><text:span text:style-name="T3"/></text:p>
              <text:p text:style-name="P6"><text:span text:style-name="T4"/></text:p>
              <text:p text:style-name="P6"><text:span text:style-name="T2">30</text:span></text:p>
              <text:p text:style-name="P6"><text:span text:style-name="T5"/></text:p>
              <text:p text:style-name="P6"><text:span text:style-name="T2"/></text:p>
              <text:p text:style-name="P6"><text:span text:style-name="T2">20</text:span></text:p>
              <text:p text:style-name="P6"><text:span text:style-name="T2"/></text:p>
              <text:p text:style-name="P6"><text:span text:style-name="T5"/></text:p>
              <text:p text:style-name="P6"><text:span text:style-name="T2">10</text:span></text:p>
              <text:p text:style-name="P6"><text:span text:style-name="T5"/></text:p>
              <text:p text:style-name="P6"><text:span text:style-name="T2"/></text:p>
              <text:p text:style-name="P6"><text:span text:style-name="T2">1</text:span></text:p>
            </draw:text-box>
          </draw:frame>
          <draw:frame draw:style-name="gr7" draw:text-style-name="P7" draw:layer="layout" svg:width="7.185cm" svg:height="1.397cm" draw:transform="rotate (1.5707963267949) translate (13.137cm 8.169cm)">
            <draw:text-box>
              <text:p text:style-name="P8"><text:span text:style-name="T6">Antibody staining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7cm" fo:page-height="12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11:45:53.156684131</meta:creation-date>
    <dc:date>2021-05-22T11:34:09.059262217</dc:date>
    <meta:editing-duration>PT1H23M31S</meta:editing-duration>
    <meta:editing-cycles>6</meta:editing-cycles>
    <meta:generator>LibreOffice/6.4.7.2$Linux_X86_64 LibreOffice_project/40$Build-2</meta:generator>
    <meta:document-statistic meta:object-count="48"/>
  </office:meta>
</office:document-meta>
</file>